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8cm" fo:min-width="1.98cm"/>
      <style:paragraph-properties style:writing-mode="lr-tb"/>
    </style:style>
    <style:style style:name="gr2" style:family="graphic" style:parent-style-name="standard">
      <style:graphic-properties svg:stroke-color="#2a6099" draw:textarea-horizontal-align="justify" draw:textarea-vertical-align="middle" draw:auto-grow-height="false" fo:min-height="1cm" fo:min-width="4cm"/>
      <style:paragraph-properties style:writing-mode="lr-tb"/>
    </style:style>
    <style:style style:name="gr3" style:family="graphic" style:parent-style-name="standard">
      <style:graphic-properties svg:stroke-color="#2a6099" draw:textarea-horizontal-align="justify" draw:textarea-vertical-align="middle" draw:auto-grow-height="false" fo:min-height="1.15cm" fo:min-width="4.75cm"/>
      <style:paragraph-properties style:writing-mode="lr-tb"/>
    </style:style>
    <style:style style:name="gr4" style:family="graphic" style:parent-style-name="standard">
      <style:graphic-properties svg:stroke-color="#2a6099" draw:textarea-horizontal-align="justify" draw:textarea-vertical-align="middle" draw:auto-grow-height="false" fo:min-height="0.876cm" fo:min-width="3.876cm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svg:stroke-color="#2a6099" draw:marker-end="Arrowheads_20_3" draw:marker-end-width="0.3cm" draw:fill="none" draw:textarea-vertical-align="middle"/>
    </style:style>
    <style:style style:name="gr7" style:family="graphic" style:parent-style-name="objectwithoutfill">
      <style:graphic-properties svg:stroke-color="#2a6099" draw:marker-end="Arrowheads_20_4" draw:marker-end-width="0.3cm" draw:fill="none" draw:textarea-vertical-align="middle"/>
    </style:style>
    <style:style style:name="gr8" style:family="graphic" style:parent-style-name="objectwithoutfill">
      <style:graphic-properties svg:stroke-color="#2a6099" draw:marker-end="Arrowheads_20_5" draw:marker-end-width="0.3cm" draw:fill="none" draw:textarea-vertical-align="middle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7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76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75cm" svg:height="0.75cm" svg:x="3.425cm" svg:y="0.375cm">
          <text:p text:style-name="P1">Iní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5" draw:id="id5" draw:layer="layout" svg:width="2.75cm" svg:height="0.75cm" svg:x="3.425cm" svg:y="8.775cm">
          <text:p text:style-name="P1">Fim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4.5cm" svg:height="1.25cm" svg:x="2.55cm" svg:y="1.755cm">
          <text:p text:style-name="P1">Escolhe novo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" draw:id="id3" draw:layer="layout" svg:width="5.25cm" svg:height="1.4cm" svg:x="2.175cm" svg:y="3.85cm">
          <text:p text:style-name="P1">res = (n%2 == 0)</text:p>
          <text:p text:style-name="P1">print(f’{n} é par?’, res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4" draw:id="id4" draw:layer="layout" svg:width="8.75cm" svg:height="2.25cm" svg:x="0.425cm" svg:y="5.805cm">
          <text:p text:style-name="P1">Todos os elementos já foram escolhido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2" draw:layer="layout" draw:type="line" svg:x1="4.8cm" svg:y1="1.125cm" svg:x2="4.8cm" svg:y2="1.755cm" draw:start-shape="id1" draw:start-glue-point="6" draw:end-shape="id2" draw:end-glue-point="4" svg:d="M4800 1125v630" svg:viewBox="0 0 1 631">
          <text:p/>
        </draw:connector>
        <draw:connector draw:style-name="gr6" draw:text-style-name="P2" draw:layer="layout" draw:type="line" svg:x1="4.8cm" svg:y1="3.005cm" svg:x2="4.8cm" svg:y2="3.85cm" draw:start-shape="id2" draw:start-glue-point="6" draw:end-shape="id3" draw:end-glue-point="4" svg:d="M4800 3005v845" svg:viewBox="0 0 1 846">
          <text:p/>
        </draw:connector>
        <draw:connector draw:style-name="gr7" draw:text-style-name="P2" draw:layer="layout" draw:type="line" svg:x1="4.8cm" svg:y1="5.25cm" svg:x2="4.8cm" svg:y2="5.805cm" draw:start-shape="id3" draw:start-glue-point="6" draw:end-shape="id4" draw:end-glue-point="4" svg:d="M4800 5250v555" svg:viewBox="0 0 1 556">
          <text:p/>
        </draw:connector>
        <draw:connector draw:style-name="gr8" draw:text-style-name="P2" draw:layer="layout" svg:x1="9.175cm" svg:y1="6.93cm" svg:x2="7.05cm" svg:y2="2.38cm" draw:start-shape="id4" draw:start-glue-point="7" draw:end-shape="id2" draw:end-glue-point="7" svg:d="M9175 6930h526v-4550h-2651" svg:viewBox="0 0 2652 4551">
          <text:p/>
        </draw:connector>
        <draw:connector draw:style-name="gr9" draw:text-style-name="P2" draw:layer="layout" draw:type="line" svg:x1="4.8cm" svg:y1="8.055cm" svg:x2="4.8cm" svg:y2="8.775cm" draw:start-shape="id4" draw:start-glue-point="6" draw:end-shape="id5" draw:end-glue-point="4" svg:d="M4800 8055v720" svg:viewBox="0 0 1 721">
          <text:p/>
        </draw:connector>
        <draw:frame draw:style-name="gr10" draw:text-style-name="P3" draw:layer="layout" svg:width="1.23cm" svg:height="0.852cm" svg:x="4.67cm" svg:y="7.85cm">
          <draw:text-box>
            <text:p>T</text:p>
          </draw:text-box>
        </draw:frame>
        <draw:frame draw:style-name="gr11" draw:text-style-name="P3" draw:layer="layout" svg:width="1.26cm" svg:height="0.852cm" svg:x="9.07cm" svg:y="6.25cm">
          <draw:text-box>
            <text:p>F</text:p>
          </draw:text-box>
        </draw:frame>
        <draw:frame draw:style-name="gr12" draw:text-style-name="P4" draw:layer="layout" svg:width="4.064cm" svg:height="0.509cm" svg:x="2.75cm" svg:y="2.3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2" draw:text-style-name="P4" draw:layer="layout" svg:width="3.136cm" svg:height="0.518cm" svg:x="3.313cm" svg:y="4.30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3465a4" draw:marker-start-width="0.28cm" draw:marker-start-center="false" draw:marker-end-width="0.28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atin Modern Roman1" fo:font-family="'Latin Modern Roman'" style:font-style-name="Regular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1" fo:font-family="'Latin Modern Roman'" style:font-style-name="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1:40:39.157954561</meta:creation-date>
    <dc:date>2024-11-13T14:40:12.792768499</dc:date>
    <meta:editing-duration>PT1H15M47S</meta:editing-duration>
    <meta:editing-cycles>20</meta:editing-cycles>
    <meta:generator>LibreOffice/7.3.7.2$Linux_X86_64 LibreOffice_project/30$Build-2</meta:generator>
    <meta:document-statistic meta:object-count="14"/>
  </office:meta>
</office:document-meta>
</file>

<file path=Object 1/content.xml><?xml version="1.0" encoding="utf-8"?>
<math xmlns="http://www.w3.org/1998/Math/MathML" display="block">
  <semantics>
    <mrow>
      <mrow>
        <mi>n</mi>
        <mo stretchy="false">∈</mo>
        <mrow>
          <mo stretchy="false">{</mo>
          <mo stretchy="false">−</mo>
          <mn>4</mn>
        </mrow>
      </mrow>
      <mrow>
        <mi>,</mi>
        <mo stretchy="false">−</mo>
        <mn>3</mn>
      </mrow>
      <mi>,</mi>
      <mn>...</mn>
      <mi>,</mi>
      <mn>3</mn>
      <mi>,</mi>
      <mn>4</mn>
      <mo stretchy="false">}</mo>
    </mrow>
    <annotation encoding="StarMath 5.0">n in \{-4, -3, ..., 3, 4\}</annotation>
  </semantics>
</math>
</file>

<file path=Object 2/content.xml><?xml version="1.0" encoding="utf-8"?>
<math xmlns="http://www.w3.org/1998/Math/MathML" display="block">
  <semantics>
    <mrow>
      <mi mathvariant="italic">print</mi>
      <mo stretchy="false">(</mo>
      <mi>n</mi>
      <mtext>%</mtext>
      <mrow>
        <mn>2</mn>
        <mo stretchy="false">≠</mo>
        <mn>0</mn>
      </mrow>
      <mo stretchy="false">)</mo>
    </mrow>
    <annotation encoding="StarMath 5.0">print\(n%2 neq 0\)</annotation>
  </semantics>
</math>
</file>